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apple-system" svg:font-family="apple-system, BlinkMacSystemFont, Roboto, 'Helvetica Neue', 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3" style:family="paragraph" style:parent-style-name="Standard">
      <style:text-properties fo:color="#365f91" style:font-name="Cambria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05230d"/>
    </style:style>
    <style:style style:name="P6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orphans="2" fo:widows="2" fo:text-indent="-1.199cm" style:auto-text-indent="false" style:page-number="auto" style:writing-mode="lr-tb">
        <style:tab-stops/>
      </style:paragraph-properties>
      <style:text-properties officeooo:paragraph-rsid="0004e4bb"/>
    </style:style>
    <style:style style:name="P7" style:family="paragraph" style:parent-style-name="Standard">
      <loext:graphic-properties draw:fill="none"/>
      <style:paragraph-properties fo:margin-left="1.199cm" fo:margin-right="0cm" fo:text-align="start" style:justify-single-word="false" fo:orphans="2" fo:widows="2" fo:text-indent="-1.199cm" style:auto-text-indent="false" style:writing-mode="lr-tb">
        <style:tab-stops/>
      </style:paragraph-properties>
      <style:text-properties officeooo:paragraph-rsid="0004e4bb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Normal_20__28_Web_29_">
      <style:paragraph-properties fo:margin-left="0cm" fo:margin-right="0.349cm" fo:margin-top="0.494cm" fo:margin-bottom="0cm" loext:contextual-spacing="false" fo:text-align="center" style:justify-single-word="false" fo:text-indent="0cm" style:auto-text-indent="false"/>
    </style:style>
    <style:style style:name="P11" style:family="paragraph" style:parent-style-name="Normal_20__28_Web_29_">
      <style:paragraph-properties fo:margin-left="0cm" fo:margin-right="0.349cm" fo:margin-top="0.494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Normal_20__28_Web_29_">
      <style:paragraph-properties fo:margin-left="0cm" fo:margin-right="0.349cm" fo:margin-top="0.494cm" fo:margin-bottom="0cm" loext:contextual-spacing="false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Normal_20__28_Web_29_">
      <style:paragraph-properties fo:margin-left="0cm" fo:margin-right="0.349cm" fo:margin-top="0.494cm" fo:margin-bottom="0cm" loext:contextual-spacing="false" fo:text-align="end" style:justify-single-word="false" fo:text-indent="0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Normal_20__28_Web_29_">
      <style:paragraph-properties fo:margin-left="0cm" fo:margin-right="0.349cm" fo:margin-top="0.494cm" fo:margin-bottom="3.531cm" loext:contextual-spacing="false" fo:text-align="center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Normal_20__28_Web_29_">
      <style:paragraph-properties fo:margin-left="0cm" fo:margin-right="0.349cm" fo:margin-top="0.494cm" fo:margin-bottom="10.16cm" loext:contextual-spacing="false" fo:text-align="end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fo:font-variant="normal" fo:text-transform="none" fo:color="#000000" style:font-name="apple-system" fo:font-size="9.75pt" fo:letter-spacing="normal" fo:font-style="normal" fo:font-weight="normal" officeooo:paragraph-rsid="0005230d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officeooo:paragraph-rsid="0006534b"/>
    </style:style>
    <style:style style:name="P20" style:family="paragraph" style:parent-style-name="Standard">
      <style:text-properties officeooo:rsid="0006534b" officeooo:paragraph-rsid="0006534b"/>
    </style:style>
    <style:style style:name="P21" style:family="paragraph" style:parent-style-name="Normal_20__28_Web_29_" style:master-page-name="Standard">
      <style:paragraph-properties fo:text-align="center" style:justify-single-word="false" style:page-number="2"/>
      <style:text-properties fo:font-size="14pt" style:font-size-asian="14pt" style:font-size-complex="14pt"/>
    </style:style>
    <style:style style:name="P22" style:family="paragraph" style:parent-style-name="List_20_Paragraph" style:list-style-name="WWNum2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text:display="true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officeooo:rsid="0005230d"/>
    </style:style>
    <style:style style:name="T7" style:family="text">
      <style:text-properties fo:language="en" fo:country="US" officeooo:rsid="0005230d" fo:padding="0cm" fo:border="none"/>
    </style:style>
    <style:style style:name="T8" style:family="text">
      <style:text-properties fo:language="en" fo:country="US" fo:padding="0cm" fo:border="none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05230d"/>
    </style:style>
    <style:style style:name="T11" style:family="text">
      <style:text-properties officeooo:rsid="0006534b"/>
    </style:style>
    <style:style style:name="T12" style:family="text">
      <style:text-properties fo:font-variant="normal" fo:text-transform="none" fo:color="#000000" style:font-name="apple-system" fo:font-size="9.75pt" fo:letter-spacing="normal" fo:language="en" fo:country="US" fo:font-style="normal" fo:font-weight="normal" officeooo:rsid="0005230d" fo:padding="0cm" fo:border="none"/>
    </style:style>
    <style:style style:name="T13" style:family="text">
      <style:text-properties fo:font-variant="normal" fo:text-transform="none" fo:color="#000000" style:font-name="apple-system" fo:font-size="9.75pt" fo:letter-spacing="normal" fo:language="en" fo:country="US" fo:font-style="normal" fo:font-weight="normal" fo:padding="0cm" fo:border="none"/>
    </style:style>
    <style:style style:name="T14" style:family="text">
      <style:text-properties fo:font-variant="normal" fo:text-transform="none" fo:color="#000000" style:font-name="apple-system" fo:font-size="9.75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Государственное бюджетное общеобразовательное учреждение лицей №393</text:p>
      <text:p text:style-name="P12">с углубленным изучением математики и информатики</text:p>
      <text:p text:style-name="P14">Кировского района Санкт-Петербурга</text:p>
      <text:p text:style-name="P11">Руководство оператора</text:p>
      <text:p text:style-name="P10"><text:span text:style-name="T1">«</text:span><text:span text:style-name="T2">Avenged</text:span><text:span text:style-name="T1"> </text:span><text:span text:style-name="T2">or</text:span><text:span text:style-name="T1"> </text:span><text:span text:style-name="T2">dead</text:span><text:span text:style-name="T1">»</text:span></text:p>
      <text:p text:style-name="P11"/>
      <text:p text:style-name="P13">Разработчики: Пелогейко Макар, Бойцов Владимир, Баталов Семён, Душкина Ксения</text:p>
      <text:p text:style-name="P15">Руководитель: Зеленина Светлана Борисовна</text:p>
      <text:p text:style-name="P12">Санкт- Петербург</text:p>
      <text:p text:style-name="P12">2018 год</text:p>
      <text:h text:style-name="Heading_20_1" text:outline-level="1"><text:bookmark text:name="_GoBack"/><text:bookmark-start text:name="_Toc507025655"/><text:soft-page-break/>Аннотаци<text:bookmark-end text:name="_Toc507025655"/>я</text:h>
      <text:p text:style-name="P4">Данный документ служит для ознакомления с программой , её функционалом, а также содержит подробные инструкции для пользователей.</text:p>
      <text:p text:style-name="Standard"/>
      <text:p text:style-name="P9">Оглавле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Toc507025655" text:style-name="Index_20_Link" text:visited-style-name="Index_20_Link">Аннотация</text:a><text:a xlink:type="simple" xlink:href="#_Toc507025655" text:style-name="Index_20_Link" text:visited-style-name="Index_20_Link"><text:span text:style-name="T3"><text:tab/>2</text:span></text:a></text:p>
          <text:p text:style-name="P16"><text:a xlink:type="simple" xlink:href="#_Toc507025656" text:style-name="Index_20_Link" text:visited-style-name="Index_20_Link">Возможности использования программы</text:a><text:a xlink:type="simple" xlink:href="#_Toc507025656" text:style-name="Index_20_Link" text:visited-style-name="Index_20_Link"><text:span text:style-name="T3"><text:tab/>4</text:span></text:a></text:p>
          <text:p text:style-name="P16"><text:a xlink:type="simple" xlink:href="#_Toc507025657" text:style-name="Index_20_Link" text:visited-style-name="Index_20_Link">Описание интерфейса</text:a><text:a xlink:type="simple" xlink:href="#_Toc507025657" text:style-name="Index_20_Link" text:visited-style-name="Index_20_Link"><text:span text:style-name="T3"><text:tab/>5</text:span></text:a></text:p>
          <text:p text:style-name="P16"><text:a xlink:type="simple" xlink:href="#_Toc507025658" text:style-name="Index_20_Link" text:visited-style-name="Index_20_Link">Описание размещения</text:a><text:a xlink:type="simple" xlink:href="#_Toc507025658" text:style-name="Index_20_Link" text:visited-style-name="Index_20_Link"><text:span text:style-name="T3"><text:tab/>6</text:span></text:a></text:p>
          <text:p text:style-name="P16"><text:a xlink:type="simple" xlink:href="#_Toc507025659" text:style-name="Index_20_Link" text:visited-style-name="Index_20_Link">Требования к программным и аппаратным средствам</text:a><text:a xlink:type="simple" xlink:href="#_Toc507025659" text:style-name="Index_20_Link" text:visited-style-name="Index_20_Link"><text:span text:style-name="T3"><text:tab/>7</text:span></text:a></text:p>
          <text:p text:style-name="Standard"/>
        </text:index-body>
      </text:table-of-content>
      <text:p text:style-name="P2"/>
      <text:h text:style-name="P8" text:outline-level="1"><text:bookmark-start text:name="_Toc507025656"/>Возможности использования программы<text:bookmark-end text:name="_Toc507025656"/> </text:h>
      <text:p text:style-name="Standard">Эта игра является полезной интересной и развивающей для ученика .Данная программа создана в стиле старых игр на приставках, в которые все наверняка когда-то играли. Играя в это игру, ученик возможно вспомнит своё беззаботное детство и тем самым на некоторое время отстранится от реальности и забудет о своих проблемах. Наша игра создана в целях развлекательного характера и не несёт особой умственной нагрузки.</text:p>
      <text:p text:style-name="Standard">Суть игры- уничтожить босса. Для того чтобы сделать это, для начала <text:s/>надо сразиться с его подчинёнными.</text:p>
      <text:h text:style-name="P8" text:outline-level="1"><text:bookmark-start text:name="_Toc507025657"/>Описание интерфейса<text:bookmark-end text:name="_Toc507025657"/></text:h>
      <text:p text:style-name="Standard">Когда мы включаем игру, мы видим меню на чёрном экране и с помощью клавиш «стрелок» мы можем выбрать один из следующих пунктов:</text:p>
      <text:list xml:id="list8119873863508228452" text:style-name="WWNum2">
        <text:list-item>
          <text:p text:style-name="P22"><text:span text:style-name="T4">Play</text:span>(если выбрать <text:span text:style-name="T4">play</text:span>, то вы перейдёте непосредственно к самой игре. Управление персонажем осуществляется с помощью клавиш «<text:span text:style-name="T4">A</text:span>» « <text:span text:style-name="T4">W</text:span>» «<text:span text:style-name="T4">D</text:span>» или же <text:s/>«стрелками», выстрел – <text:s/>клавишей пробела)</text:p>
        </text:list-item>
        <text:list-item>
          <text:p text:style-name="P22"><text:span text:style-name="T4">Info</text:span>(если выбрать <text:span text:style-name="T4">info</text:span>, то вы увидите информацию об игре и правила игры)</text:p>
        </text:list-item>
        <text:list-item>
          <text:p text:style-name="P22"><text:span text:style-name="T4">Select</text:span> <text:span text:style-name="T4">level</text:span>(если выбрать <text:span text:style-name="T4">select</text:span> <text:span text:style-name="T4">level</text:span>, то вам будет предоставлена возможность выбора уровня)</text:p>
        </text:list-item>
        <text:list-item>
          <text:p text:style-name="P22"><text:span text:style-name="T4">Exit</text:span>(выход из игры)</text:p>
        </text:list-item>
      </text:list>
      <text:p text:style-name="Standard"/>
      <text:h text:style-name="P8" text:outline-level="1"><text:bookmark-start text:name="_Toc507025658"/>Описание размещения<text:bookmark-end text:name="_Toc507025658"/></text:h>
      <text:p text:style-name="Standard">В стандартном для турбо паскаля месте. </text:p>
      <text:p text:style-name="P19">Перечень файлов, входящих в состав проекта:</text:p>
      <text:p text:style-name="P19"><text:span text:style-name="T11">ENGINE.pas - модуль отвечающий за физику движения персонажа. в нем же упрвление персонажем.</text:span></text:p>
      <text:p text:style-name="P20">SHOOTING.pas - модуль отвечающий за поведение выстрелов(движение пуль и их взаимодействие с объектами).</text:p>
      <text:p text:style-name="P20">BOTES.pas - модуль отвечающий за поведение ботов и за работу с файлом ботов.</text:p>
      <text:p text:style-name="P20">GRCOMAND.pas - модуль отвечающий за рисование карт из файла.</text:p>
      <text:p text:style-name="P20">MENU_U.pas - одуль содержащий процедуры для работы меню.</text:p>
      <text:p text:style-name="P20">{DRAWHERO.pas, DRAWBOTS.pas, PAINT1.pas, PAINT2.pas} - модули отвечающие за рисование модельки персонажа/бота в любом положении.</text:p>
      <text:p text:style-name="P19"><text:span text:style-name="T11">CONSTS.pas - Вспомогательный модуль, содержащий константы и типы данных.</text:span><text:span text:style-name="T13"><text:line-break/>MENU_U.pas <text:line-break/>PAINT1.pas <text:line-break/>PAINT2.pas <text:line-break/>SHOOYING.pas</text:span></text:p>
      <text:p text:style-name="P19"><text:span text:style-name="T13"><text:line-break/></text:span><text:span text:style-name="T12">(модули встроенные в паскаль)</text:span><text:span text:style-name="T13"><text:line-break/></text:span><draw:frame draw:style-name="fr1" draw:name="Врезка1" text:anchor-type="char" svg:width="0.041cm" draw:z-index="0"><draw:text-box fo:min-height="0.041cm"><text:p text:style-name="Text_20_body"/></draw:text-box></draw:frame><text:span text:style-name="T14">crt.tpu<text:line-break/>graph.tpu<text:line-break/>dos.tpu</text:span></text:p>
      <text:p text:style-name="P17"><text:span text:style-name="T10">(</text:span>вспомогательные файлы для нашей игры<text:span text:style-name="T10">)</text:span><text:line-break/><draw:frame draw:style-name="fr1" draw:name="Врезка2" text:anchor-type="char" svg:width="0.041cm" draw:z-index="1"><draw:text-box fo:min-height="0.041cm"><text:p text:style-name="Text_20_body"/></draw:text-box></draw:frame>BOT&lt;lvl number&gt;.bot<text:line-break/>MAP&lt;lvl number&gt;.map<text:line-break/>-</text:p>
      <text:p text:style-name="P17"><draw:frame draw:style-name="fr1" draw:name="Врезка3" text:anchor-type="char" svg:width="0.041cm" draw:z-index="2"><draw:text-box fo:min-height="0.041cm"><text:p text:style-name="Text_20_body"/></draw:text-box></draw:frame>AOD.pas - сама игра</text:p>
      <text:p text:style-name="P18"/>
      <text:p text:style-name="P3"/>
      <text:h text:style-name="P8" text:outline-level="1"><text:bookmark-start text:name="_Toc507025659"/>Требования к программным и аппаратным средствам<text:bookmark-end text:name="_Toc507025659"/></text:h>
      <text:p text:style-name="P5">Язык программы- <text:span text:style-name="T4">Pascal</text:span> <text:s/><text:span text:style-name="T4">DOSBox </text:span><text:span text:style-name="T10">версия 7.0</text:span>, <text:s/></text:p>
      <text:p text:style-name="P6">Операционная система и характеристика компьютера: <text:span text:style-name="T4">Windows</text:span> 10, процессор- <text:span text:style-name="T4">AMDFX</text:span>6300,</text:p>
      <text:p text:style-name="P7"><text:s/><text:span text:style-name="T4">Ram-</text:span>8гб, видеокарта- <text:span text:style-name="T4">NVIDIA</text:span> <text:span text:style-name="T4">GEFORCE</text:span> <text:span text:style-name="T4">GTX</text:span>750<text:span text:style-name="T5">TI</text:span><text:span text:style-name="T9"> </text:span></text:p>
      <text:p text:style-name="P4">Офисные<text:span text:style-name="T4"> </text:span>программы<text:span text:style-name="T4">: World 2007 </text:span>для<text:span text:style-name="T4"> Windows 7,Libre Office 4.4 </text:span>для<text:span text:style-name="T4"> Windows 7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apple-system" svg:font-family="apple-system, BlinkMacSystemFont, Roboto, 'Helvetica Neue', 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423cm" fo:margin-bottom="0cm" loext:contextual-spacing="false" fo:line-height="108%"/>
      <style:text-properties fo:font-size="16pt" fo:font-weight="normal" style:font-size-asian="16pt" style:language-asian="ru" style:country-asian="RU" style:font-weight-asian="normal" style:font-size-complex="16pt" style:font-weight-complex="normal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ся</meta:initial-creator>
    <meta:editing-cycles>5</meta:editing-cycles>
    <meta:print-date>2018-02-18T14:11:00</meta:print-date>
    <meta:creation-date>2018-02-21T20:00:00</meta:creation-date>
    <dc:date>2018-02-28T22:31:30.895000000</dc:date>
    <meta:editing-duration>PT22M4S</meta:editing-duration>
    <meta:generator>LibreOffice/4.4.0.3$Windows_x86 LibreOffice_project/de093506bcdc5fafd9023ee680b8c60e3e0645d7</meta:generator>
    <meta:document-statistic meta:table-count="0" meta:image-count="0" meta:object-count="0" meta:page-count="7" meta:paragraph-count="44" meta:word-count="392" meta:character-count="2870" meta:non-whitespace-character-count="2511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